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90000003DBDDFD04779816A12.png" manifest:media-type="image/png"/>
  <manifest:file-entry manifest:full-path="Pictures/10000001000000D40000016782216329AE50B6FD.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30C00000130BA5E926165ED1ADD.png" manifest:media-type="image/png"/>
  <manifest:file-entry manifest:full-path="Pictures/10000001000001180000003E5B348BB8AEF73509.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ddf52" officeooo:paragraph-rsid="005ddf52"/>
    </style:style>
    <style:style style:name="P11" style:family="paragraph" style:parent-style-name="Text_20_body">
      <style:text-properties officeooo:rsid="005ddf52" officeooo:paragraph-rsid="005fa1ec"/>
    </style:style>
    <style:style style:name="P12" style:family="paragraph" style:parent-style-name="Text_20_body">
      <style:text-properties officeooo:rsid="005fa1ec" officeooo:paragraph-rsid="005fa1ec"/>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18" style:family="paragraph" style:parent-style-name="Contents_20_Heading" style:master-page-name="">
      <style:paragraph-properties style:page-number="auto" fo:break-before="auto" fo:break-after="auto"/>
    </style:style>
    <style:style style:name="P19" style:family="paragraph" style:parent-style-name="Standard">
      <style:text-properties officeooo:paragraph-rsid="0063feeb"/>
    </style:style>
    <style:style style:name="P20" style:family="paragraph" style:parent-style-name="Text_20_body">
      <style:paragraph-properties fo:margin-top="0cm" fo:margin-bottom="0cm" style:contextual-spacing="false"/>
      <style:text-properties officeooo:paragraph-rsid="0063feeb"/>
    </style:style>
    <style:style style:name="P21" style:family="paragraph" style:parent-style-name="Standard">
      <style:text-properties officeooo:rsid="024a9242" officeooo:paragraph-rsid="0063feeb"/>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Heading" style:master-page-name="">
      <style:paragraph-properties style:page-number="auto" fo:break-before="auto" fo:break-after="auto"/>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1">
      <style:paragraph-properties fo:margin-top="0cm" fo:margin-bottom="0cm" style: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3">
      <style:text-properties officeooo:paragraph-rsid="005ddf52"/>
    </style:style>
    <style:style style:name="P31" style:family="paragraph" style:parent-style-name="Heading_20_3">
      <style:text-properties officeooo:paragraph-rsid="005fa1ec"/>
    </style:style>
    <style:style style:name="P32"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05a10a8" officeooo:paragraph-rsid="005a10a8"/>
    </style:style>
    <style:style style:name="P34" style:family="paragraph" style:parent-style-name="Text_20_body">
      <style:text-properties officeooo:rsid="005a10a8" officeooo:paragraph-rsid="005fa1ec"/>
    </style:style>
    <style:style style:name="P35" style:family="paragraph" style:parent-style-name="Text_20_body">
      <style:text-properties officeooo:rsid="00663c13" officeooo:paragraph-rsid="00663c13"/>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17"><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13"><text:a xlink:type="simple" xlink:href="#__RefHeading___Toc3654_4126228218" text:style-name="Index_20_Link" text:visited-style-name="Index_20_Link">Dopesheet Editor - Channel Menu<text:tab/>1</text:a></text:p>
          <text:p text:style-name="P13"><text:a xlink:type="simple" xlink:href="#__RefHeading___Toc4047_3502069290" text:style-name="Index_20_Link" text:visited-style-name="Index_20_Link">Channel Menu - Dope sheet + Action Editor mode<text:tab/>2</text:a></text:p>
          <text:p text:style-name="P14"><text:a xlink:type="simple" xlink:href="#__RefHeading___Toc4049_3502069290" text:style-name="Index_20_Link" text:visited-style-name="Index_20_Link">Delete Channels<text:tab/>2</text:a></text:p>
          <text:p text:style-name="P14"><text:a xlink:type="simple" xlink:href="#__RefHeading___Toc4051_3502069290" text:style-name="Index_20_Link" text:visited-style-name="Index_20_Link">Group Channels<text:tab/>2</text:a></text:p>
          <text:p text:style-name="P14"><text:a xlink:type="simple" xlink:href="#__RefHeading___Toc4053_3502069290" text:style-name="Index_20_Link" text:visited-style-name="Index_20_Link">Ungroup Channels<text:tab/>2</text:a></text:p>
          <text:p text:style-name="P14"><text:a xlink:type="simple" xlink:href="#__RefHeading___Toc4055_3502069290" text:style-name="Index_20_Link" text:visited-style-name="Index_20_Link">Channel Settings<text:tab/>2</text:a></text:p>
          <text:p text:style-name="P15"><text:a xlink:type="simple" xlink:href="#__RefHeading___Toc505_3186371886" text:style-name="Index_20_Link" text:visited-style-name="Index_20_Link">Last Operator Toggle Channel Settings<text:tab/>2</text:a></text:p>
          <text:p text:style-name="P15"><text:a xlink:type="simple" xlink:href="#__RefHeading___Toc507_3186371886" text:style-name="Index_20_Link" text:visited-style-name="Index_20_Link">Type<text:tab/>2</text:a></text:p>
          <text:p text:style-name="P14"><text:a xlink:type="simple" xlink:href="#__RefHeading___Toc4057_3502069290" text:style-name="Index_20_Link" text:visited-style-name="Index_20_Link">Toggle Channel Editability<text:tab/>2</text:a></text:p>
          <text:p text:style-name="P15"><text:a xlink:type="simple" xlink:href="#__RefHeading___Toc509_3186371886" text:style-name="Index_20_Link" text:visited-style-name="Index_20_Link">Last Operator Toggle Channel Editability<text:tab/>3</text:a></text:p>
          <text:p text:style-name="P15"><text:a xlink:type="simple" xlink:href="#__RefHeading___Toc511_3186371886" text:style-name="Index_20_Link" text:visited-style-name="Index_20_Link">Type<text:tab/>3</text:a></text:p>
          <text:p text:style-name="P14"><text:a xlink:type="simple" xlink:href="#__RefHeading___Toc4059_3502069290" text:style-name="Index_20_Link" text:visited-style-name="Index_20_Link">Extrapolation Mode<text:tab/>3</text:a></text:p>
          <text:p text:style-name="P15"><text:a xlink:type="simple" xlink:href="#__RefHeading___Toc4061_3502069290" text:style-name="Index_20_Link" text:visited-style-name="Index_20_Link">Constant Extrapolation<text:tab/>3</text:a></text:p>
          <text:p text:style-name="P15"><text:a xlink:type="simple" xlink:href="#__RefHeading___Toc4063_3502069290" text:style-name="Index_20_Link" text:visited-style-name="Index_20_Link">Linear Extrapolation<text:tab/>3</text:a></text:p>
          <text:p text:style-name="P15"><text:a xlink:type="simple" xlink:href="#__RefHeading___Toc4065_3502069290" text:style-name="Index_20_Link" text:visited-style-name="Index_20_Link">Make Cyclic<text:tab/>3</text:a></text:p>
          <text:p text:style-name="P15"><text:a xlink:type="simple" xlink:href="#__RefHeading___Toc4067_3502069290" text:style-name="Index_20_Link" text:visited-style-name="Index_20_Link">Clear Cyclic<text:tab/>3</text:a></text:p>
          <text:p text:style-name="P15"><text:a xlink:type="simple" xlink:href="#__RefHeading___Toc513_3186371886" text:style-name="Index_20_Link" text:visited-style-name="Index_20_Link">Last Operator Set Keyframe Interpolation<text:tab/>3</text:a></text:p>
          <text:p text:style-name="P16"><text:a xlink:type="simple" xlink:href="#__RefHeading___Toc515_3186371886" text:style-name="Index_20_Link" text:visited-style-name="Index_20_Link">Type<text:tab/>3</text:a></text:p>
          <text:p text:style-name="P14"><text:a xlink:type="simple" xlink:href="#__RefHeading___Toc517_3186371886" text:style-name="Index_20_Link" text:visited-style-name="Index_20_Link">Reveal Curves<text:tab/>3</text:a></text:p>
          <text:p text:style-name="P15"><text:a xlink:type="simple" xlink:href="#__RefHeading___Toc519_3186371886" text:style-name="Index_20_Link" text:visited-style-name="Index_20_Link">Last Operator Reveal Curves<text:tab/>3</text:a></text:p>
          <text:p text:style-name="P16"><text:a xlink:type="simple" xlink:href="#__RefHeading___Toc521_3186371886" text:style-name="Index_20_Link" text:visited-style-name="Index_20_Link">Select<text:tab/>3</text:a></text:p>
          <text:p text:style-name="P14"><text:a xlink:type="simple" xlink:href="#__RefHeading___Toc523_3186371886" text:style-name="Index_20_Link" text:visited-style-name="Index_20_Link">Hide selected Curves<text:tab/>3</text:a></text:p>
          <text:p text:style-name="P14"><text:a xlink:type="simple" xlink:href="#__RefHeading___Toc525_3186371886" text:style-name="Index_20_Link" text:visited-style-name="Index_20_Link">Hide unselected curves<text:tab/>3</text:a></text:p>
          <text:p text:style-name="P15"><text:a xlink:type="simple" xlink:href="#__RefHeading___Toc527_3186371886" text:style-name="Index_20_Link" text:visited-style-name="Index_20_Link">Last Operator Hide Curves<text:tab/>4</text:a></text:p>
          <text:p text:style-name="P16"><text:a xlink:type="simple" xlink:href="#__RefHeading___Toc529_3186371886" text:style-name="Index_20_Link" text:visited-style-name="Index_20_Link">Unselected<text:tab/>4</text:a></text:p>
          <text:p text:style-name="P14"><text:a xlink:type="simple" xlink:href="#__RefHeading___Toc4069_3502069290" text:style-name="Index_20_Link" text:visited-style-name="Index_20_Link">Expand Channels<text:tab/>4</text:a></text:p>
          <text:p text:style-name="P15"><text:a xlink:type="simple" xlink:href="#__RefHeading___Toc531_3186371886" text:style-name="Index_20_Link" text:visited-style-name="Index_20_Link">Last Operator Expand Channels<text:tab/>4</text:a></text:p>
          <text:p text:style-name="P16"><text:a xlink:type="simple" xlink:href="#__RefHeading___Toc533_3186371886" text:style-name="Index_20_Link" text:visited-style-name="Index_20_Link">All<text:tab/>4</text:a></text:p>
          <text:p text:style-name="P14"><text:a xlink:type="simple" xlink:href="#__RefHeading___Toc4071_3502069290" text:style-name="Index_20_Link" text:visited-style-name="Index_20_Link">Collapse Channels<text:tab/>4</text:a></text:p>
          <text:p text:style-name="P15"><text:a xlink:type="simple" xlink:href="#__RefHeading___Toc535_3186371886" text:style-name="Index_20_Link" text:visited-style-name="Index_20_Link">Last Operator Collapse Channels<text:tab/>4</text:a></text:p>
          <text:p text:style-name="P16"><text:a xlink:type="simple" xlink:href="#__RefHeading___Toc537_3186371886" text:style-name="Index_20_Link" text:visited-style-name="Index_20_Link">All<text:tab/>4</text:a></text:p>
          <text:p text:style-name="P14"><text:a xlink:type="simple" xlink:href="#__RefHeading___Toc4073_3502069290" text:style-name="Index_20_Link" text:visited-style-name="Index_20_Link">Move<text:tab/>4</text:a></text:p>
          <text:p text:style-name="P15"><text:a xlink:type="simple" xlink:href="#__RefHeading___Toc539_3186371886" text:style-name="Index_20_Link" text:visited-style-name="Index_20_Link">Last Operator Move Channels<text:tab/>4</text:a></text:p>
          <text:p text:style-name="P16"><text:a xlink:type="simple" xlink:href="#__RefHeading___Toc541_3186371886" text:style-name="Index_20_Link" text:visited-style-name="Index_20_Link">Direction<text:tab/>4</text:a></text:p>
          <text:p text:style-name="P15"><text:a xlink:type="simple" xlink:href="#__RefHeading___Toc515_1327036751" text:style-name="Index_20_Link" text:visited-style-name="Index_20_Link">Frame selected Channels<text:tab/>4</text:a></text:p>
          <text:p text:style-name="P14"><text:a xlink:type="simple" xlink:href="#__RefHeading___Toc4075_3502069290" text:style-name="Index_20_Link" text:visited-style-name="Index_20_Link">Revive Disabled F-Curves<text:tab/>4</text:a></text:p>
        </text:index-body>
      </text:table-of-content>
      <text:p text:style-name="P21"/>
      <text:p text:style-name="P21"/>
      <table:table table:name="Tabelle22" table:style-name="Tabelle22">
        <table:table-column table:style-name="Tabelle22.A"/>
        <table:table-row table:style-name="TableLine2666552379728">
          <table:table-cell table:style-name="Tabelle22.A1" office:value-type="string">
            <text:h text:style-name="P27" text:outline-level="1"><text:bookmark-start text:name="__RefHeading___Toc3654_4126228218"/><text:span text:style-name="T10">D</text:span><text:span text:style-name="T11">opesheet</text:span><text:span text:style-name="T15"> Editor - </text:span><text:span text:style-name="T11">C</text:span><text:span text:style-name="T12">hannel</text:span><text:span text:style-name="T15"> Menu</text:span><text:bookmark-end text:name="__RefHeading___Toc3654_4126228218"/></text:h>
          </table:table-cell>
        </table:table-row>
      </table:table>
      <text:p text:style-name="P3"/>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able:table table:name="Tabelle1" table:style-name="Tabelle1">
        <table:table-column table:style-name="Tabelle1.A"/>
        <text:soft-page-break/>
        <table:table-row table:style-name="TableLine2666552373200">
          <table:table-cell table:style-name="Tabelle1.A1" office:value-type="string">
            <text:h text:style-name="P28" text:outline-level="1"><text:bookmark-start text:name="__RefHeading___Toc4047_3502069290"/><text:span text:style-name="T11">C</text:span><text:span text:style-name="T12">hannel</text:span><text:span text:style-name="T15"> Menu - Dope 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001000000D40000016782216329AE50B6FD.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3" draw:name="Bild1" text:anchor-type="paragraph" svg:y="0.007cm" svg:width="10.111cm" svg:height="3.08cm"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Bild2" text:anchor-type="paragraph" svg:y="0.007cm" svg:width="13.21cm" svg:height="5.151cm" draw:z-index="2"><draw:image xlink:href="Pictures/100000010000030C00000130BA5E926165ED1ADD.png" xlink:type="simple" xlink:show="embed" xlink:actuate="onLoad" draw:mime-type="image/png"/></draw:frame></text:p>
      <text:p text:style-name="P8"/>
      <text:p text:style-name="P8"/>
      <text:p text:style-name="P8"/>
      <text:p text:style-name="P8"/>
      <text:p text:style-name="P8"/>
      <text:p text:style-name="P8"/>
      <text:h text:style-name="Heading_20_3" text:outline-level="3"><draw:frame draw:style-name="fr2" draw:name="Bild8" text:anchor-type="paragraph" svg:y="0.436cm" svg:width="4.74cm" svg:height="1.05cm" draw:z-index="5"><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0">The type to toggle.</text:p>
      <text:h text:style-name="P29" text:outline-level="2"><text:bookmark-start text:name="__RefHeading___Toc4057_3502069290"/>Toggle Channel Editability<text:bookmark-end text:name="__RefHeading___Toc4057_3502069290"/></text:h>
      <text:p text:style-name="P5">Toggles the locks in the channel list from their previous state to locked and back.</text:p>
      <text:h text:style-name="P30" text:outline-level="3"><draw:frame draw:style-name="fr2" draw:name="Bild9" text:anchor-type="paragraph" svg:y="0.436cm" svg:width="4.761cm" svg:height="1.03cm" draw:z-index="6"><draw:image xlink:href="Pictures/10000001000001190000003DBDDFD04779816A12.png" xlink:type="simple" xlink:show="embed" xlink:actuate="onLoad" draw:mime-type="image/png"/></draw:frame><text:bookmark-start text:name="__RefHeading___Toc509_3186371886"/><text:soft-page-break/>Last Operator Toggle Channel <text:span text:style-name="T13">Editability</text:span><text:bookmark-end text:name="__RefHeading___Toc509_3186371886"/></text:h>
      <text:h text:style-name="P30" text:outline-level="3"><text:bookmark-start text:name="__RefHeading___Toc511_3186371886"/>Type<text:bookmark-end text:name="__RefHeading___Toc511_3186371886"/></text:h>
      <text:p text:style-name="P10">The type to toggle.</text:p>
      <text:h text:style-name="Heading_20_2" text:outline-level="2"><draw:frame draw:style-name="fr2" draw:name="Bild3" text:anchor-type="paragraph" svg:y="0.436cm" svg:width="7.061cm" svg:height="1.49cm"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5">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436cm" svg:width="4.74cm" svg:height="1.02cm"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0">Reveals all hidden curves.</text:p>
      <text:h text:style-name="Heading_20_3" text:outline-level="3"><draw:frame draw:style-name="fr2" draw:name="Bild11" text:anchor-type="paragraph" svg:y="0.436cm" svg:width="4.72cm" svg:height="1.02cm"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0">Select all revealed curves.</text:p>
      <text:h text:style-name="Heading_20_2" text:outline-level="2"><text:bookmark-start text:name="__RefHeading___Toc523_3186371886"/>Hide selected Curves<text:bookmark-end text:name="__RefHeading___Toc523_3186371886"/></text:h>
      <text:p text:style-name="P12">Hides the selected curves.</text:p>
      <text:h text:style-name="Heading_20_2" text:outline-level="2"><text:bookmark-start text:name="__RefHeading___Toc525_3186371886"/>Hide unselected curves<text:bookmark-end text:name="__RefHeading___Toc525_3186371886"/></text:h>
      <text:p text:style-name="P12">Hides the unselected curves.</text:p>
      <text:h text:style-name="P31" text:outline-level="3"><draw:frame draw:style-name="fr2" draw:name="Bild12" text:anchor-type="paragraph" svg:y="0.436cm" svg:width="4.77cm" svg:height="1.05cm" draw:z-index="9"><draw:image xlink:href="Pictures/100000010000011A0000003E9878CFBA907FAE01.png" xlink:type="simple" xlink:show="embed" xlink:actuate="onLoad" draw:mime-type="image/png"/></draw:frame><text:bookmark-start text:name="__RefHeading___Toc527_3186371886"/><text:soft-page-break/>Last Operator <text:span text:style-name="T14">Hide</text:span> Curves<text:bookmark-end text:name="__RefHeading___Toc527_3186371886"/></text:h>
      <text:h text:style-name="P32" text:outline-level="4"><text:bookmark-start text:name="__RefHeading___Toc529_3186371886"/>Unselected<text:bookmark-end text:name="__RefHeading___Toc529_3186371886"/></text:h>
      <text:p text:style-name="P11">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1" text:outline-level="3"><draw:frame draw:style-name="fr2" draw:name="Bild13" text:anchor-type="paragraph" svg:y="0.436cm" svg:width="4.74cm" svg:height="1.02cm" draw:z-index="10"><draw:image xlink:href="Pictures/10000001000001180000003C8A951103ECAD420B.png" xlink:type="simple" xlink:show="embed" xlink:actuate="onLoad" draw:mime-type="image/png"/></draw:frame><text:bookmark-start text:name="__RefHeading___Toc531_3186371886"/>Last Operator <text:span text:style-name="T14">Expand Channels</text:span><text:bookmark-end text:name="__RefHeading___Toc531_3186371886"/></text:h>
      <text:h text:style-name="P32" text:outline-level="4"><text:bookmark-start text:name="__RefHeading___Toc533_3186371886"/>All<text:bookmark-end text:name="__RefHeading___Toc533_3186371886"/></text:h>
      <text:p text:style-name="P11">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1" text:outline-level="3"><draw:frame draw:style-name="fr2" draw:name="Bild14" text:anchor-type="paragraph" svg:y="0.436cm" svg:width="4.74cm" svg:height="1cm" draw:z-index="11"><draw:image xlink:href="Pictures/10000001000001180000003B9929B06446E1667E.png" xlink:type="simple" xlink:show="embed" xlink:actuate="onLoad" draw:mime-type="image/png"/></draw:frame><text:bookmark-start text:name="__RefHeading___Toc535_3186371886"/>Last Operator <text:span text:style-name="T14">Collapse Channels</text:span><text:bookmark-end text:name="__RefHeading___Toc535_3186371886"/></text:h>
      <text:h text:style-name="P32" text:outline-level="4"><text:bookmark-start text:name="__RefHeading___Toc537_3186371886"/>All<text:bookmark-end text:name="__RefHeading___Toc537_3186371886"/></text:h>
      <text:p text:style-name="P11">Collapse all Channels, or just the selected channels.</text:p>
      <text:h text:style-name="Heading_20_2" text:outline-level="2"><draw:frame draw:style-name="fr2" draw:name="Bild4" text:anchor-type="paragraph" svg:y="0.436cm" svg:width="7.579cm" svg:height="2.06cm" draw:z-index="4"><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31" text:outline-level="3"><draw:frame draw:style-name="fr2" draw:name="Bild15" text:anchor-type="paragraph" svg:y="0.436cm" svg:width="4.74cm" svg:height="1cm" draw:z-index="12"><draw:image xlink:href="Pictures/10000001000001180000003B6823C5D6A24D9AF9.png" xlink:type="simple" xlink:show="embed" xlink:actuate="onLoad" draw:mime-type="image/png"/></draw:frame><text:bookmark-start text:name="__RefHeading___Toc539_3186371886"/>Last Operator <text:span text:style-name="T14">Move Channels</text:span><text:bookmark-end text:name="__RefHeading___Toc539_3186371886"/></text:h>
      <text:h text:style-name="P32" text:outline-level="4"><text:bookmark-start text:name="__RefHeading___Toc541_3186371886"/>Direction<text:bookmark-end text:name="__RefHeading___Toc541_3186371886"/></text:h>
      <text:p text:style-name="P34"><draw:frame draw:style-name="fr1" draw:name="Bild16" text:anchor-type="paragraph" svg:x="15.879cm" svg:y="-0.109cm" svg:width="2.69cm" svg:height="2.131cm" draw:z-index="13"><draw:image xlink:href="Pictures/100000010000009F0000007E504A9BF85EB13EDB.png" xlink:type="simple" xlink:show="embed" xlink:actuate="onLoad" draw:mime-type="image/png"/></draw:frame>Sort the items in the channels list.</text:p>
      <text:p text:style-name="P34"/>
      <text:p text:style-name="P34"/>
      <text:h text:style-name="Heading_20_3" text:outline-level="3"><text:bookmark-start text:name="__RefHeading___Toc515_1327036751"/>Frame selected Channels<text:bookmark-end text:name="__RefHeading___Toc515_1327036751"/></text:h>
      <text:p text:style-name="P35">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Heading_20_2"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8M42S</meta:editing-duration>
    <meta:editing-cycles>52</meta:editing-cycles>
    <meta:generator>LibreOffice/7.2.7.2$Windows_X86_64 LibreOffice_project/8d71d29d553c0f7dcbfa38fbfda25ee34cce99a2</meta:generator>
    <dc:date>2023-05-07T11:03:06.846000000</dc:date>
    <meta:document-statistic meta:table-count="3" meta:image-count="15" meta:object-count="0" meta:page-count="4" meta:paragraph-count="105" meta:word-count="542" meta:character-count="3301" meta:non-whitespace-character-count="2863"/>
    <meta:template xlink:type="simple" xlink:actuate="onRequest" xlink:title="standard1cm" xlink:href="../../../AppData/Roaming/LibreOffice/4/user/template/standard1cm.ott" meta:date="2016-03-29T10:37:00.996000000"/>
  </office:meta>
</office:document-meta>
</file>